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7ea" officeooo:paragraph-rsid="000c67ea"/>
    </style:style>
    <style:style style:name="P2" style:family="paragraph" style:parent-style-name="Standard">
      <style:text-properties officeooo:rsid="0011d2e5" officeooo:paragraph-rsid="0011d2e5"/>
    </style:style>
    <style:style style:name="P3" style:family="paragraph" style:parent-style-name="Standard">
      <style:text-properties officeooo:rsid="00163b7e" officeooo:paragraph-rsid="00163b7e"/>
    </style:style>
    <style:style style:name="T1" style:family="text">
      <style:text-properties officeooo:rsid="000b9ddc"/>
    </style:style>
    <style:style style:name="T2" style:family="text">
      <style:text-properties officeooo:rsid="000de194"/>
    </style:style>
    <style:style style:name="T3" style:family="text">
      <style:text-properties officeooo:rsid="000deb59"/>
    </style:style>
    <style:style style:name="T4" style:family="text">
      <style:text-properties officeooo:rsid="00133a63"/>
    </style:style>
    <style:style style:name="T5" style:family="text">
      <style:text-properties officeooo:rsid="00136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n I just say, apropos of nothing, that <text:span text:style-name="T3">GBA</text:span> seems like a much better "fantasy console" <text:span text:style-name="T1">than Pico-8? Like, the appeal of Pico-8 is real; I've definitely felt burnt out trying to make my games playable on any monitor size, with any user control scheme, on any operating system &amp; differing system specs... So the fact that you can use Pico-8 to make a game for one simple target platform, and expect it to work everywhere, is so nice.<text:line-break/><text:line-break/>But when I dug a little deeper into Pico-8 a few weeks ago, I got dismayed. All Pico-8 games must be quite short because of the symbol size limit; and the screen resolution and color palette are both too small for my tastes; and worst of all, the developer hasn't made the engine source code available. I understand people wanting to protect their IP, but it has fostered a situation where no one can make their own Pico-8 emulators, severely limiting the deployment of Pico-8 games. For example, the Funkey S is a retro handheld console that should be the ideal system for playing Pico-8 games, but no one has managed to make a great Pico-8 emulator that runs on the Funkey's custom linux. I've lurked the Funkey discord and found out that people are working on a Pico-8 emulator, but it's tough to reverse-engineer the hacks that the Pico-8 devs made to the lua language (lol, why did they modify lua?).<text:line-break/><text:line-break/>And what's worse, Pico-8 cartridges must contain the game's full source code, meaning that the Pico-8 devs hold their users to a standard of open-source that they themselves don't follow. (By the way, in case you're curious how Celeste was able to include the original Pico-8 game in their polished game, the answer is that the Celeste devs had to re-code the Pico-8 game from scratch in something like C++, lmao.)</text:span></text:p>
      <text:p text:style-name="Standard"/>
      <text:p text:style-name="P1">Enter the <text:span text:style-name="T3">GBA</text:span>. There are fewer tutorials and libraries for it, but other than the initial learning curve and lack of popular support, it seems IMMENSELY better than Pico-8. Like, I <text:span text:style-name="T2">can release a game without releasing the source code if I want! The file size and graphical limitations are much less restrictive, so I could make a massive &amp; beautiful game like Minish Cap! I can deploy my games however I wish - if I distribute a ROM, people will (probably) be able to play on their retro handhelds, or any other system that can run a GBA emulator. I could freaking make physical cartridges if I became crazy enough! And like, there is a certain magic to making things for GBA. When I see my little pixel art on that 240x160 emulator window, I swear that I get chills down my spine, knowing I'm coding for the system I loved so much as a kid.</text:span></text:p>
      <text:p text:style-name="P1"/>
      <text:p text:style-name="P2"><text:span text:style-name="T5">I am definitely not a computer science guru, nor someone who likes tinkering with old hardware just for the hell of it; I'm someone who wants to make the most fun games possible for the most people possible to enjoy. And m</text:span>aybe I'm missing something, but it feels like<text:span text:style-name="T4"> the GBA is the perfect "fantasy" console for 2D pixel devs (which is ironic because GBA is definitely a real console)</text:span>.</text:p>
      <text:p text:style-name="P2"/>
      <text:p text:style-name="P2"/>
      <text:p text:style-name="P3">RANDOM USEFUL DISCORD LINKS<text:line-break/></text:p>
      <text:p text:style-name="P2">https://discord.com/channels/768759024270704641/829850171151876127/8318512822140273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0:15:12.920000000</meta:creation-date>
    <dc:date>2021-04-20T18:46:04.225000000</dc:date>
    <meta:editing-duration>PT2H21M25S</meta:editing-duration>
    <meta:editing-cycles>5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5" meta:word-count="544" meta:character-count="3095" meta:non-whitespace-character-count="2553"/>
  </office:meta>
</office:document-meta>
</file>